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aa3a9"/>
    </style:style>
    <style:style style:name="P2" style:family="paragraph" style:parent-style-name="Standard">
      <style:text-properties officeooo:paragraph-rsid="002da04b"/>
    </style:style>
    <style:style style:name="P3" style:family="paragraph" style:parent-style-name="Standard">
      <style:text-properties officeooo:rsid="0030ecde" officeooo:paragraph-rsid="0030ecde"/>
    </style:style>
    <style:style style:name="P4" style:family="paragraph" style:parent-style-name="Standard">
      <style:text-properties officeooo:rsid="003b2cc9" officeooo:paragraph-rsid="003b2cc9"/>
    </style:style>
    <style:style style:name="T1" style:family="text">
      <style:text-properties officeooo:rsid="0030ecde"/>
    </style:style>
    <style:style style:name="T2" style:family="text">
      <style:text-properties officeooo:rsid="0031cfcf"/>
    </style:style>
    <style:style style:name="T3" style:family="text">
      <style:text-properties officeooo:rsid="0033b172"/>
    </style:style>
    <style:style style:name="T4" style:family="text">
      <style:text-properties officeooo:rsid="003936ca"/>
    </style:style>
    <style:style style:name="T5" style:family="text">
      <style:text-properties officeooo:rsid="0039ab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税务问题</text:p>
      <text:p text:style-name="Standard">资金来源</text:p>
      <text:p text:style-name="P2">1. 非税务到税务的过程：是否需要报告cra非税务居民期间有多少收入，第一次报税怎么报</text:p>
      <text:p text:style-name="Standard">2. 资金来源解释问题（捷克的20万到60万，今年的30万美元转帐）。股市投资300万加币。</text:p>
      <text:p text:style-name="P1">3. 捷克准备转到史记账上 -&gt; 钱都是史记非税务局民期间赚的。</text:p>
      <text:p text:style-name="Standard"/>
      <text:p text:style-name="Standard"/>
      <text:p text:style-name="Standard"><text:s/></text:p>
      <text:p text:style-name="Standard"/>
      <text:p text:style-name="Standard">1. <text:span text:style-name="T1">Ji Shi从2008年开始是加拿大的非税务局民。 <text:s/>Ji Shi 于2019年5月回到加拿大成立公司。</text:span></text:p>
      <text:p text:style-name="P3">2. Ji Shi在中国股市中赚钱<text:span text:style-name="T5">300万加币</text:span> <text:span text:style-name="T2">(因为要回到加拿大，ji shi的国内的银行账户和投资账户都关闭了，没有任何交割记录和银行记录，离开中国之前，把资金暂时存放在man ye shi的账户里，让man ye shi转帐给ji shi加拿大的公司）</text:span></text:p>
      <text:p text:style-name="P4">3. man ye shi加拿大账户中的资金是ji shi所有, man ye shi暂时管理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22:16:38.142925977</meta:creation-date>
    <dc:date>2019-07-17T23:06:37.855509762</dc:date>
    <meta:editing-duration>PT49M48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274" meta:character-count="362" meta:non-whitespace-character-count="334"/>
  </office:meta>
</office:document-meta>
</file>